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303cm" svg:y2="15.224cm">
          <text:p/>
        </draw:line>
        <draw:line draw:style-name="gr4" draw:text-style-name="P1" draw:layer="layout" svg:x1="7.455cm" svg:y1="13.728cm" svg:x2="6.461cm" svg:y2="9.382cm">
          <text:p/>
        </draw:line>
        <draw:line draw:style-name="gr4" draw:text-style-name="P1" draw:layer="layout" svg:x1="7.452cm" svg:y1="13.722cm" svg:x2="6.842cm" svg:y2="18.526cm">
          <text:p/>
        </draw:line>
        <draw:line draw:style-name="gr4" draw:text-style-name="P1" draw:layer="layout" svg:x1="7.477cm" svg:y1="13.7cm" svg:x2="3.413cm" svg:y2="11.033cm">
          <text:p/>
        </draw:line>
        <draw:frame draw:style-name="gr5" draw:layer="layout" svg:width="1.543cm" svg:height="0.962cm" svg:x="18.78cm" svg:y="7.985cm">
          <draw:text-box>
            <text:p>k=4</text:p>
          </draw:text-box>
        </draw:frame>
        <draw:line draw:style-name="gr4" draw:text-style-name="P1" draw:layer="layout" svg:x1="12.708cm" svg:y1="20.912cm" svg:x2="12.708cm" svg:y2="15.832cm">
          <text:p/>
        </draw:line>
        <draw:line draw:style-name="gr4" draw:text-style-name="P1" draw:layer="layout" svg:x1="12.434cm" svg:y1="20.939cm" svg:x2="20.043cm" svg:y2="20.94cm">
          <text:p/>
        </draw:line>
        <draw:frame draw:style-name="gr6" draw:layer="layout" svg:width="0.925cm" svg:height="0.962cm" svg:x="11.692cm" svg:y="16.086cm">
          <draw:text-box>
            <text:p>P</text:p>
          </draw:text-box>
        </draw:frame>
        <draw:frame draw:style-name="gr7" draw:layer="layout" svg:width="0.68cm" svg:height="0.962cm" svg:x="19.006cm" svg:y="21.12cm">
          <draw:text-box>
            <text:p>t</text:p>
          </draw:text-box>
        </draw:frame>
        <draw:custom-shape draw:style-name="gr8" draw:text-style-name="P1" draw:layer="layout" svg:width="0.254cm" svg:height="0.254cm" svg:x="13.089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9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91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092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993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1.525cm" svg:height="1.511cm" draw:transform="rotate (-0.463733982254893) translate (6.93658197957387cm 9.48902800765256cm)" svg:viewBox="0 0 1526 1512" svg:d="M942 14c262-72 481 143 555 370 97 296-63 612-277 786-224 182-504 387-804 333-229-41-365-289-416-509l36-250 195-212 65-56">
            <text:p/>
          </draw:path>
          <draw:path draw:style-name="gr9" draw:text-style-name="P1" draw:layer="layout" svg:width="0.446cm" svg:height="0.367cm" draw:transform="rotate (0.112399203828435) translate (6.57324221349452cm 10.0402864948945cm)" svg:viewBox="0 0 447 368" svg:d="M0 7c139 58 686-157 327 245l-76 1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4:10:23.826989186</dc:date>
    <dc:creator>Alexander Aksentev</dc:creator>
    <meta:editing-duration>PT16M55S</meta:editing-duration>
    <meta:editing-cycles>13</meta:editing-cycles>
    <meta:generator>LibreOffice/4.3.3.2$Linux_X86_64 LibreOffice_project/43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